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d6a814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d6a814" draw:opacity="6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60%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d6a81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0.92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ad4296" draw:marker-start="Arrow_20_concave" draw:marker-start-width="0.131cm" draw:marker-start-center="false" draw:marker-end="Arrow_20_concave" draw:marker-end-width="0.131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75ab24" draw:marker-start="Arrow_20_concave" draw:marker-start-width="0.131cm" draw:marker-start-center="false" draw:marker-end="Arrow_20_concave" draw:marker-end-width="0.131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0.997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ad4296" draw:marker-start="Arrow_20_concave" draw:marker-start-width="0.15cm" draw:marker-start-center="false" draw:marker-end="Arrow_20_concave" draw:marker-end-width="0.15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75ab24" draw:marker-start="Arrow_20_concave" draw:marker-start-width="0.15cm" draw:marker-start-center="false" draw:marker-end="Arrow_20_concave" draw:marker-end-width="0.15cm" draw:marker-end-center="false" draw:fill="solid" draw:fill-color="#75ab24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126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334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6a81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6a814" draw:opacity="6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75ab2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3" style:family="text"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014cm" svg:height="2.633cm" svg:x="11.66cm" svg:y="13.384cm" svg:viewBox="0 0 1015 2634" draw:points="0,2634 1015,1636 1012,0 494,529 481,1243 170,1554 170,2012 0,2176">
            <text:p/>
          </draw:polygon>
          <draw:polygon draw:style-name="gr2" draw:text-style-name="P2" draw:layer="layout" svg:width="3.198cm" svg:height="0.528cm" svg:x="9.472cm" svg:y="13.383cm" svg:viewBox="0 0 3199 529" draw:points="0,529 530,0 3199,0 2681,529">
            <text:p/>
          </draw:polygon>
          <draw:polygon draw:style-name="gr2" draw:text-style-name="P2" draw:layer="layout" svg:width="2.98cm" svg:height="0.316cm" svg:x="9.155cm" svg:y="14.61cm" svg:viewBox="0 0 2981 317" draw:points="0,317 312,0 2981,0 2663,317">
            <text:p/>
          </draw:polygon>
          <draw:polygon draw:style-name="gr2" draw:text-style-name="P2" draw:layer="layout" svg:width="2.832cm" svg:height="0.169cm" svg:x="8.979cm" svg:y="15.394cm" svg:viewBox="0 0 2833 170" draw:points="0,158 164,0 2833,0 2669,170">
            <text:p/>
          </draw:polygon>
          <draw:rect draw:style-name="gr3" draw:text-style-name="P3" draw:layer="layout" svg:width="2.662cm" svg:height="0.47cm" svg:x="8.986cm" svg:y="15.567cm">
            <text:p/>
          </draw:rect>
          <draw:rect draw:style-name="gr3" draw:text-style-name="P3" draw:layer="layout" svg:width="2.682cm" svg:height="0.47cm" svg:x="9.15cm" svg:y="14.927cm">
            <text:p/>
          </draw:rect>
          <draw:rect draw:style-name="gr3" draw:text-style-name="P3" draw:layer="layout" svg:width="2.701cm" svg:height="0.705cm" svg:x="9.453cm" svg:y="13.905cm">
            <text:p/>
          </draw:rect>
          <draw:line draw:style-name="gr4" draw:text-style-name="P4" draw:layer="layout" svg:x1="8.986cm" svg:y1="16.238cm" svg:x2="11.674cm" svg:y2="16.238cm">
            <text:p/>
          </draw:line>
          <draw:frame draw:style-name="gr5" draw:text-style-name="P6" draw:layer="layout" svg:width="0.923cm" svg:height="0.38cm" svg:x="9.822cm" svg:y="16.35cm">
            <draw:text-box>
              <text:p text:style-name="P5"><text:span text:style-name="T1">0,9 m</text:span></text:p>
            </draw:text-box>
          </draw:frame>
          <draw:line draw:style-name="gr6" draw:text-style-name="P4" draw:layer="layout" svg:x1="8.813cm" svg:y1="16.052cm" svg:x2="8.813cm" svg:y2="15.573cm">
            <text:p/>
          </draw:line>
          <draw:line draw:style-name="gr7" draw:text-style-name="P4" draw:layer="layout" svg:x1="9.019cm" svg:y1="15.403cm" svg:x2="9.019cm" svg:y2="14.938cm">
            <text:p/>
          </draw:line>
          <draw:line draw:style-name="gr6" draw:text-style-name="P4" draw:layer="layout" svg:x1="9.367cm" svg:y1="14.613cm" svg:x2="9.374cm" svg:y2="13.915cm">
            <text:p/>
          </draw:line>
          <draw:frame draw:style-name="gr8" draw:text-style-name="P7" draw:layer="layout" svg:width="0.997cm" svg:height="0.38cm" draw:transform="rotate (1.5707963267949) translate (8.282cm 16.061cm)">
            <draw:text-box>
              <text:p text:style-name="P5"><text:span text:style-name="T2">10 cm</text:span></text:p>
            </draw:text-box>
          </draw:frame>
          <draw:frame draw:style-name="gr8" draw:text-style-name="P8" draw:layer="layout" svg:width="0.997cm" svg:height="0.38cm" draw:transform="rotate (1.5707963267949) translate (8.594cm 15.449cm)">
            <draw:text-box>
              <text:p text:style-name="P5"><text:span text:style-name="T3">12 cm</text:span></text:p>
            </draw:text-box>
          </draw:frame>
          <draw:frame draw:style-name="gr8" draw:text-style-name="P7" draw:layer="layout" svg:width="0.997cm" svg:height="0.38cm" draw:transform="rotate (1.5707963267949) translate (8.958cm 14.577cm)">
            <draw:text-box>
              <text:p text:style-name="P5"><text:span text:style-name="T2">18 cm</text:span></text:p>
            </draw:text-box>
          </draw:frame>
          <draw:line draw:style-name="gr9" draw:text-style-name="P4" draw:layer="layout" svg:x1="12.161cm" svg:y1="14.205cm" svg:x2="12.669cm" svg:y2="13.654cm">
            <text:p/>
          </draw:line>
          <draw:line draw:style-name="gr10" draw:text-style-name="P9" draw:layer="layout" svg:x1="11.856cm" svg:y1="15.218cm" svg:x2="12.674cm" svg:y2="14.4cm">
            <text:p/>
          </draw:line>
          <draw:line draw:style-name="gr9" draw:text-style-name="P4" draw:layer="layout" svg:x1="11.902cm" svg:y1="16.084cm" svg:x2="12.89cm" svg:y2="15.065cm">
            <text:p/>
          </draw:line>
          <draw:frame draw:style-name="gr11" draw:text-style-name="P7" draw:layer="layout" svg:width="1.126cm" svg:height="0.38cm" draw:transform="rotate (0.785398163397448) translate (12.184cm 15.943cm)">
            <draw:text-box>
              <text:p text:style-name="P5"><text:span text:style-name="T2">7,5 dm</text:span></text:p>
            </draw:text-box>
          </draw:frame>
          <draw:frame draw:style-name="gr8" draw:text-style-name="P8" draw:layer="layout" svg:width="0.997cm" svg:height="0.38cm" draw:transform="rotate (0.785398163397448) translate (12.111cm 15.071cm)">
            <draw:text-box>
              <text:p text:style-name="P5"><text:span text:style-name="T3">63 cm</text:span></text:p>
            </draw:text-box>
          </draw:frame>
          <draw:frame draw:style-name="gr12" draw:text-style-name="P7" draw:layer="layout" svg:width="1.334cm" svg:height="0.38cm" draw:transform="rotate (0.784525498771451) translate (12.104cm 14.302cm)">
            <draw:text-box>
              <text:p text:style-name="P5"><text:span text:style-name="T2">520 mm</text:span></text:p>
            </draw:text-box>
          </draw:frame>
          <draw:line draw:style-name="gr13" draw:text-style-name="P10" draw:layer="layout" svg:x1="11.661cm" svg:y1="16.034cm" svg:x2="12.69cm" svg:y2="15.005cm">
            <text:p/>
          </draw:line>
          <draw:line draw:style-name="gr13" draw:text-style-name="P10" draw:layer="layout" svg:x1="11.662cm" svg:y1="15.559cm" svg:x2="11.826cm" svg:y2="15.393cm">
            <text:p/>
          </draw:line>
          <draw:line draw:style-name="gr13" draw:text-style-name="P10" draw:layer="layout" svg:x1="11.827cm" svg:y1="14.924cm" svg:x2="12.15cm" svg:y2="14.61cm">
            <text:p/>
          </draw:line>
          <draw:line draw:style-name="gr13" draw:text-style-name="P10" draw:layer="layout" svg:x1="12.145cm" svg:y1="13.911cm" svg:x2="12.69cm" svg:y2="13.377cm">
            <text:p/>
          </draw:line>
          <draw:line draw:style-name="gr13" draw:text-style-name="P10" draw:layer="layout" svg:x1="11.659cm" svg:y1="16.037cm" svg:x2="8.978cm" svg:y2="16.037cm">
            <text:p/>
          </draw:line>
          <draw:line draw:style-name="gr13" draw:text-style-name="P10" draw:layer="layout" svg:x1="11.663cm" svg:y1="15.559cm" svg:x2="8.982cm" svg:y2="15.559cm">
            <text:p/>
          </draw:line>
          <draw:line draw:style-name="gr13" draw:text-style-name="P10" draw:layer="layout" svg:x1="11.832cm" svg:y1="14.924cm" svg:x2="9.151cm" svg:y2="14.924cm">
            <text:p/>
          </draw:line>
          <draw:line draw:style-name="gr13" draw:text-style-name="P10" draw:layer="layout" svg:x1="12.146cm" svg:y1="13.909cm" svg:x2="9.465cm" svg:y2="13.909cm">
            <text:p/>
          </draw:line>
          <draw:line draw:style-name="gr13" draw:text-style-name="P10" draw:layer="layout" svg:x1="11.654cm" svg:y1="16.035cm" svg:x2="11.654cm" svg:y2="15.566cm">
            <text:p/>
          </draw:line>
          <draw:line draw:style-name="gr13" draw:text-style-name="P10" draw:layer="layout" svg:x1="8.984cm" svg:y1="16.035cm" svg:x2="8.984cm" svg:y2="15.566cm">
            <text:p/>
          </draw:line>
          <draw:line draw:style-name="gr13" draw:text-style-name="P10" draw:layer="layout" svg:x1="11.824cm" svg:y1="15.393cm" svg:x2="11.824cm" svg:y2="14.924cm">
            <text:p/>
          </draw:line>
          <draw:line draw:style-name="gr13" draw:text-style-name="P10" draw:layer="layout" svg:x1="9.149cm" svg:y1="15.407cm" svg:x2="9.149cm" svg:y2="14.938cm">
            <text:p/>
          </draw:line>
          <draw:line draw:style-name="gr13" draw:text-style-name="P10" draw:layer="layout" svg:x1="11.82cm" svg:y1="15.395cm" svg:x2="9.139cm" svg:y2="15.395cm">
            <text:p/>
          </draw:line>
          <draw:line draw:style-name="gr13" draw:text-style-name="P10" draw:layer="layout" svg:x1="8.981cm" svg:y1="15.552cm" svg:x2="9.145cm" svg:y2="15.386cm">
            <text:p/>
          </draw:line>
          <draw:line draw:style-name="gr13" draw:text-style-name="P10" draw:layer="layout" svg:x1="12.153cm" svg:y1="13.915cm" svg:x2="12.153cm" svg:y2="14.613cm">
            <text:p/>
          </draw:line>
          <draw:line draw:style-name="gr13" draw:text-style-name="P10" draw:layer="layout" svg:x1="12.147cm" svg:y1="14.61cm" svg:x2="9.466cm" svg:y2="14.61cm">
            <text:p/>
          </draw:line>
          <draw:line draw:style-name="gr13" draw:text-style-name="P10" draw:layer="layout" svg:x1="9.465cm" svg:y1="13.915cm" svg:x2="9.465cm" svg:y2="14.613cm">
            <text:p/>
          </draw:line>
          <draw:line draw:style-name="gr13" draw:text-style-name="P10" draw:layer="layout" svg:x1="9.144cm" svg:y1="14.924cm" svg:x2="9.467cm" svg:y2="14.61cm">
            <text:p/>
          </draw:line>
          <draw:line draw:style-name="gr13" draw:text-style-name="P10" draw:layer="layout" svg:x1="9.458cm" svg:y1="13.911cm" svg:x2="10.003cm" svg:y2="13.377cm">
            <text:p/>
          </draw:line>
          <draw:line draw:style-name="gr13" draw:text-style-name="P10" draw:layer="layout" svg:x1="12.677cm" svg:y1="13.383cm" svg:x2="9.996cm" svg:y2="13.383cm">
            <text:p/>
          </draw:line>
          <draw:line draw:style-name="gr13" draw:text-style-name="P10" draw:layer="layout" svg:x1="12.686cm" svg:y1="13.377cm" svg:x2="12.686cm" svg:y2="15.0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51:43.929677278</meta:creation-date>
    <dc:date>2018-05-18T15:52:02.573070229</dc:date>
    <meta:editing-duration>PT19S</meta:editing-duration>
    <meta:editing-cycles>1</meta:editing-cycles>
    <meta:document-statistic meta:object-count="43"/>
    <meta:generator>LibreOffice/6.0.0.3$MacOSX_X86_64 LibreOffice_project/64a0f66915f38c6217de274f0aa8e15618924765</meta:generator>
  </office:meta>
</office:document-meta>
</file>